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Text_20_body">
      <style:text-properties style:font-name="Times New Roman"/>
    </style:style>
    <style:style style:name="P4" style:family="paragraph" style:parent-style-name="Text_20_body">
      <style:paragraph-properties fo:text-align="center" style:justify-single-word="false"/>
      <style:text-properties style:font-name="Times New Roman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Times New Roman"/>
    </style:style>
    <style:style style:name="P8" style:family="paragraph" style:parent-style-name="Text_20_body" style:list-style-name="L1">
      <style:text-properties style:font-name="Times New Roman"/>
    </style:style>
    <style:style style:name="P9" style:family="paragraph" style:parent-style-name="Text_20_body" style:list-style-name="L1">
      <style:text-properties style:font-name="Times New Roman" fo:language="ru" fo:country="RU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771cm" svg:height="0.771cm" draw:z-index="0"><draw:image xlink:href="../../odt/images/0000.png" xlink:type="simple" xlink:show="embed" xlink:actuate="onLoad"/></draw:frame></text:p>
          </table:table-cell>
          <table:table-cell table:style-name="Table1.B1" office:value-type="string">
            <text:h text:style-name="P7" text:outline-level="1">Часы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3">| <text:span text:style-name="T1">скалярный </text:span>|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1.61cm" svg:height="1.221cm" draw:z-index="0"><draw:image xlink:href="../../odt/images/0000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формирует на выходе сигнал, <text:span text:style-name="T1">численно </text:span>равный текущему значению модельного времени задачи:</text:p>
            <text:p text:style-name="P4"><draw:frame draw:style-name="fr3" draw:name="Object1" text:anchor-type="as-char" svg:width="1.859cm" svg:height="0.564cm" draw:z-index="0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3">где<draw:frame draw:style-name="fr3" draw:name="Object2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— выходной <text:span text:style-name="T3">скалярный</text:span> сигнал.</text:p>
            <text:p text:style-name="P3">Единица измерения — секунды.</text:p>
            <text:p text:style-name="P3"><text:span text:style-name="T6">Свойства</text:span>:</text:p>
            <text:p text:style-name="P3">Для работы блока <text:span text:style-name="T1">задавать свойства</text:span> не требуется.</text:p>
            <text:p text:style-name="P3"><text:span text:style-name="T2">Примечания</text:span>:</text:p>
            <text:list xml:id="list5350099890559441723" text:style-name="L1">
              <text:list-item>
                <text:p text:style-name="P8">Блок формирует <text:span text:style-name="T4">скалярный</text:span> выходной сигнал.</text:p>
              </text:list-item>
              <text:list-item>
                <text:p text:style-name="P9">Блок может быть использован для генерации кода на языке <text:span text:style-name="T5">C </text:span>для внешней целевой системы.</text:p>
              </text:list-item>
              <text:list-item>
                <text:p text:style-name="P9">Во встроенном языке программирования существует специальное служебное слово (переменная)<text:span text:style-name="T5">, </text:span>также равное текущему значению модельного времени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Часы</dc:title>
    <dc:date>2014-03-26T22:25:15.62</dc:date>
    <meta:generator>OpenOffice_Beta/4.1.0$Win32 OpenOffice.org_project/410m14$Build-9760</meta:generator>
    <meta:editing-duration>PT2H12M35S</meta:editing-duration>
    <meta:editing-cycles>55</meta:editing-cycles>
    <dc:creator>Alexander </dc:creator>
    <meta:document-statistic meta:table-count="1" meta:image-count="2" meta:object-count="2" meta:page-count="1" meta:paragraph-count="16" meta:word-count="75" meta:character-count="531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i>t</mi>
      </mrow>
      <mi>,</mi>
    </mrow>
    <annotation encoding="StarMath 5.0">y(t) = t,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